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once</text:span></text:span><text:span text:style-name="Fuente_20_de_20_párrafo_20_predeter."><text:span text:style-name="T14"> </text:span></text:span><text:span text:style-name="Fuente_20_de_20_párrafo_20_predeter."><text:span text:style-name="T16">(11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Agosto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SISTENTE DE ADMINISTRACIóN I (Área de Bienes)</text:span></text:span><text:span text:style-name="Fuente_20_de_20_párrafo_20_predeter."><text:span text:style-name="T4">, </text:span></text:span><text:span text:style-name="Fuente_20_de_20_párrafo_20_predeter."><text:span text:style-name="T3">GABRIELA ALEJANDRA GUEVARA UCERO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2544008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ANALISTA DE ADMINISTRACIÓN  I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JOSE GREGORIO FIGUERA MARQUEZ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4424783</text:span></text:span><text:span text:style-name="Fuente_20_de_20_párrafo_20_predeter."><text:span text:style-name="T4">,actuando en su carácter de </text:span></text:span><text:span text:style-name="Fuente_20_de_20_párrafo_20_predeter."><text:span text:style-name="T3">ASISTENTE CORPORATIVO I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once </text:span></text:span><text:span text:style-name="Fuente_20_de_20_párrafo_20_predeter."><text:span text:style-name="T20">(11)</text:span></text:span><text:span text:style-name="Fuente_20_de_20_párrafo_20_predeter."><text:span text:style-name="T8"> del mes de </text:span></text:span><text:span text:style-name="Fuente_20_de_20_párrafo_20_predeter."><text:span text:style-name="T21">Agosto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12.0000</text:p>
          </table:table-cell>
          <table:table-cell table:style-name="Tabla2.A1" office:value-type="string">
            <text:p text:style-name="P17">ALIMENTOS Y BEBIDAS PARA PERSONAS-VINO ESPUMANTE</text:p>
            <text:p text:style-name="P17">Observación: </text:p>
          </table:table-cell>
          <table:table-cell table:style-name="Tabla2.C1" office:value-type="string">
            <text:p text:style-name="P19">120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ASOCIACIÃN COOPERATIVA EL TINGLAO,R.L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once</text:span></text:span><text:span text:style-name="T9"> de </text:span><text:span text:style-name="Fuente_20_de_20_párrafo_20_predeter."><text:span text:style-name="T22">Agosto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SISTENTE DE ADMINISTRACIóN I</text:p>
          </table:table-cell>
          <table:table-cell table:style-name="Tabla1.A1" office:value-type="string">
            <text:p text:style-name="P12">Unidad Contratante</text:p>
            <text:p text:style-name="P12">GABRIELA ALEJANDRA GUEVARA UCERO</text:p>
            <text:p text:style-name="P12">ANALISTA DE ADMINISTRACIÓN 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JOSE GREGORIO FIGUERA MARQUEZ</text:p>
            <text:p text:style-name="P12">ASISTENTE CORPORATIVO I</text:p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